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7.49pt"/>
    </style:style>
    <style:style style:name="co2" style:family="table-column">
      <style:table-column-properties fo:break-before="auto" style:column-width="246.84pt"/>
    </style:style>
    <style:style style:name="co3" style:family="table-column">
      <style:table-column-properties fo:break-before="auto" style:column-width="358.1pt"/>
    </style:style>
    <style:style style:name="co4" style:family="table-column">
      <style:table-column-properties fo:break-before="auto" style:column-width="137.1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55.46pt"/>
    </style:style>
    <style:style style:name="co7" style:family="table-column">
      <style:table-column-properties fo:break-before="auto" style:column-width="150.46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ME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GDDSETUP</text:p>
          </table:table-cell>
          <table:table-cell office:value-type="string" calcext:value-type="string">
            <text:p>General Setup</text:p>
          </table:table-cell>
          <table:table-cell table:formula="of:=VLOOKUP([.A2];[Sheet2.$A$2:.$B$25];2;0)" office:value-type="string" office:string-value="Set up or change running program variables." calcext:value-type="string">
            <text:p>Set up or change running program variables.</text:p>
          </table:table-cell>
          <table:table-cell table:formula="of:=&quot;&lt;dt&gt;&quot;&amp;[.B2]&amp;&quot;&lt;/dt&gt;&lt;dd&gt;&quot;&amp;[.C2]&amp;&quot;&lt;/dd&gt;&quot;" office:value-type="string" office:string-value="&lt;dt&gt;General Setup&lt;/dt&gt;&lt;dd&gt;Set up or change running program variables.&lt;/dd&gt;" calcext:value-type="string">
            <text:p>&lt;dt&gt;General Setup&lt;/dt&gt;&lt;dd&gt;Set up or change running program variables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AVGE</text:p>
          </table:table-cell>
          <table:table-cell office:value-type="string" calcext:value-type="string">
            <text:p>Set Avg Elev</text:p>
          </table:table-cell>
          <table:table-cell table:formula="of:=VLOOKUP([.A3];[Sheet2.$A$2:.$B$25];2;0)" office:value-type="string" office:string-value="Set Average Project Elevation." calcext:value-type="string">
            <text:p>Set Average Project Elevation.</text:p>
          </table:table-cell>
          <table:table-cell table:formula="of:=&quot;&lt;dt&gt;&quot;&amp;[.B3]&amp;&quot;&lt;/dt&gt;&lt;dd&gt;&quot;&amp;[.C3]&amp;&quot;&lt;/dd&gt;&quot;" office:value-type="string" office:string-value="&lt;dt&gt;Set Avg Elev&lt;/dt&gt;&lt;dd&gt;Set Average Project Elevation.&lt;/dd&gt;" calcext:value-type="string">
            <text:p>&lt;dt&gt;Set Avg Elev&lt;/dt&gt;&lt;dd&gt;Set Average Project Elevation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CRVMI</text:p>
          </table:table-cell>
          <table:table-cell office:value-type="string" calcext:value-type="string">
            <text:p>Long Curve Segments</text:p>
          </table:table-cell>
          <table:table-cell table:formula="of:=VLOOKUP([.A4];[Sheet2.$A$2:.$B$25];2;0)" office:value-type="string" office:string-value="Set the curve error at 1.0" calcext:value-type="string">
            <text:p>Set the curve error at 1.0</text:p>
          </table:table-cell>
          <table:table-cell table:formula="of:=&quot;&lt;dt&gt;&quot;&amp;[.B4]&amp;&quot;&lt;/dt&gt;&lt;dd&gt;&quot;&amp;[.C4]&amp;&quot;&lt;/dd&gt;&quot;" office:value-type="string" office:string-value="&lt;dt&gt;Long Curve Segments&lt;/dt&gt;&lt;dd&gt;Set the curve error at 1.0&lt;/dd&gt;" calcext:value-type="string">
            <text:p>&lt;dt&gt;Long Curve Segments&lt;/dt&gt;&lt;dd&gt;Set the curve error at 1.0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CRVMA</text:p>
          </table:table-cell>
          <table:table-cell office:value-type="string" calcext:value-type="string">
            <text:p>Short Curve Segments</text:p>
          </table:table-cell>
          <table:table-cell table:formula="of:=VLOOKUP([.A5];[Sheet2.$A$2:.$B$25];2;0)" office:value-type="string" office:string-value="Set the curve error at 0.001" calcext:value-type="string">
            <text:p>Set the curve error at 0.001</text:p>
          </table:table-cell>
          <table:table-cell table:formula="of:=&quot;&lt;dt&gt;&quot;&amp;[.B5]&amp;&quot;&lt;/dt&gt;&lt;dd&gt;&quot;&amp;[.C5]&amp;&quot;&lt;/dd&gt;&quot;" office:value-type="string" office:string-value="&lt;dt&gt;Short Curve Segments&lt;/dt&gt;&lt;dd&gt;Set the curve error at 0.001&lt;/dd&gt;" calcext:value-type="string">
            <text:p>&lt;dt&gt;Short Curve Segments&lt;/dt&gt;&lt;dd&gt;Set the curve error at 0.001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CRVS</text:p>
          </table:table-cell>
          <table:table-cell office:value-type="string" calcext:value-type="string">
            <text:p>Customize Curve Segments</text:p>
          </table:table-cell>
          <table:table-cell table:formula="of:=VLOOKUP([.A6];[Sheet2.$A$2:.$B$25];2;0)" office:value-type="string" office:string-value="Set the curve error per user input" calcext:value-type="string">
            <text:p>Set the curve error per user input</text:p>
          </table:table-cell>
          <table:table-cell table:formula="of:=&quot;&lt;dt&gt;&quot;&amp;[.B6]&amp;&quot;&lt;/dt&gt;&lt;dd&gt;&quot;&amp;[.C6]&amp;&quot;&lt;/dd&gt;&quot;" office:value-type="string" office:string-value="&lt;dt&gt;Customize Curve Segments&lt;/dt&gt;&lt;dd&gt;Set the curve error per user input&lt;/dd&gt;" calcext:value-type="string">
            <text:p>&lt;dt&gt;Customize Curve Segments&lt;/dt&gt;&lt;dd&gt;Set the curve error per user input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CRB6</text:p>
          </table:table-cell>
          <table:table-cell office:value-type="string" calcext:value-type="string">
            <text:p>Set 6" Curb</text:p>
          </table:table-cell>
          <table:table-cell table:formula="of:=VLOOKUP([.A7];[Sheet2.$A$2:.$B$25];2;0)" office:value-type="string" office:string-value="Set 6&quot; Curb." calcext:value-type="string">
            <text:p>Set 6" Curb.</text:p>
          </table:table-cell>
          <table:table-cell table:formula="of:=&quot;&lt;dt&gt;&quot;&amp;[.B7]&amp;&quot;&lt;/dt&gt;&lt;dd&gt;&quot;&amp;[.C7]&amp;&quot;&lt;/dd&gt;&quot;" office:value-type="string" office:string-value="&lt;dt&gt;Set 6&quot; Curb&lt;/dt&gt;&lt;dd&gt;Set 6&quot; Curb.&lt;/dd&gt;" calcext:value-type="string">
            <text:p>&lt;dt&gt;Set 6" Curb&lt;/dt&gt;&lt;dd&gt;Set 6" Curb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CRB4</text:p>
          </table:table-cell>
          <table:table-cell office:value-type="string" calcext:value-type="string">
            <text:p>Set 4" Curb</text:p>
          </table:table-cell>
          <table:table-cell table:formula="of:=VLOOKUP([.A8];[Sheet2.$A$2:.$B$25];2;0)" office:value-type="string" office:string-value="Set 4&quot; Curb." calcext:value-type="string">
            <text:p>Set 4" Curb.</text:p>
          </table:table-cell>
          <table:table-cell table:formula="of:=&quot;&lt;dt&gt;&quot;&amp;[.B8]&amp;&quot;&lt;/dt&gt;&lt;dd&gt;&quot;&amp;[.C8]&amp;&quot;&lt;/dd&gt;&quot;" office:value-type="string" office:string-value="&lt;dt&gt;Set 4&quot; Curb&lt;/dt&gt;&lt;dd&gt;Set 4&quot; Curb.&lt;/dd&gt;" calcext:value-type="string">
            <text:p>&lt;dt&gt;Set 4" Curb&lt;/dt&gt;&lt;dd&gt;Set 4" Curb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CRBC</text:p>
          </table:table-cell>
          <table:table-cell office:value-type="string" calcext:value-type="string">
            <text:p>Set Custom Curb</text:p>
          </table:table-cell>
          <table:table-cell table:formula="of:=VLOOKUP([.A9];[Sheet2.$A$2:.$B$25];2;0)" office:value-type="string" office:string-value="Set Custom Curb." calcext:value-type="string">
            <text:p>Set Custom Curb.</text:p>
          </table:table-cell>
          <table:table-cell table:formula="of:=&quot;&lt;dt&gt;&quot;&amp;[.B9]&amp;&quot;&lt;/dt&gt;&lt;dd&gt;&quot;&amp;[.C9]&amp;&quot;&lt;/dd&gt;&quot;" office:value-type="string" office:string-value="&lt;dt&gt;Set Custom Curb&lt;/dt&gt;&lt;dd&gt;Set Custom Curb.&lt;/dd&gt;" calcext:value-type="string">
            <text:p>&lt;dt&gt;Set Custom Curb&lt;/dt&gt;&lt;dd&gt;Set Custom Curb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IPS</text:p>
          </table:table-cell>
          <table:table-cell office:value-type="string" calcext:value-type="string">
            <text:p>Insert &amp;Single Point</text:p>
          </table:table-cell>
          <table:table-cell table:formula="of:=VLOOKUP([.A10];[Sheet2.$A$2:.$B$25];2;0)" office:value-type="string" office:string-value="IPS.  Inserts a single point with user options." calcext:value-type="string">
            <text:p>IPS. <text:s/>Inserts a single point with user options.</text:p>
          </table:table-cell>
          <table:table-cell table:formula="of:=&quot;&lt;dt&gt;&quot;&amp;[.B10]&amp;&quot;&lt;/dt&gt;&lt;dd&gt;&quot;&amp;[.C10]&amp;&quot;&lt;/dd&gt;&quot;" office:value-type="string" office:string-value="&lt;dt&gt;Insert &amp;Single Point&lt;/dt&gt;&lt;dd&gt;IPS.  Inserts a single point with user options.&lt;/dd&gt;" calcext:value-type="string">
            <text:p>&lt;dt&gt;Insert &amp;Single Point&lt;/dt&gt;&lt;dd&gt;IPS. <text:s/>Inserts a single point with user options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IPSS</text:p>
          </table:table-cell>
          <table:table-cell office:value-type="string" calcext:value-type="string">
            <text:p>Single Point By S&amp;lope</text:p>
          </table:table-cell>
          <table:table-cell table:formula="of:=VLOOKUP([.A11];[Sheet2.$A$2:.$B$25];2;0)" office:value-type="string" office:string-value="Single Point By Slope.  Inserts a single point by slope from another point." calcext:value-type="string">
            <text:p>Single Point By Slope. <text:s/>Inserts a single point by slope from another point.</text:p>
          </table:table-cell>
          <table:table-cell table:formula="of:=&quot;&lt;dt&gt;&quot;&amp;[.B11]&amp;&quot;&lt;/dt&gt;&lt;dd&gt;&quot;&amp;[.C11]&amp;&quot;&lt;/dd&gt;&quot;" office:value-type="string" office:string-value="&lt;dt&gt;Single Point By S&amp;lope&lt;/dt&gt;&lt;dd&gt;Single Point By Slope.  Inserts a single point by slope from another point.&lt;/dd&gt;" calcext:value-type="string">
            <text:p>&lt;dt&gt;Single Point By S&amp;lope&lt;/dt&gt;&lt;dd&gt;Single Point By Slope. <text:s/>Inserts a single point by slope from another point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IPSE</text:p>
          </table:table-cell>
          <table:table-cell office:value-type="string" calcext:value-type="string">
            <text:p>Single Point By Elev Up/Down</text:p>
          </table:table-cell>
          <table:table-cell table:formula="of:=VLOOKUP([.A12];[Sheet2.$A$2:.$B$25];2;0)" office:value-type="string" office:string-value="Single Point by Distance.  Inserts a single point by distance up from another point." calcext:value-type="string">
            <text:p>Single Point by Distance. <text:s/>Inserts a single point by distance up from another point.</text:p>
          </table:table-cell>
          <table:table-cell table:formula="of:=&quot;&lt;dt&gt;&quot;&amp;[.B12]&amp;&quot;&lt;/dt&gt;&lt;dd&gt;&quot;&amp;[.C12]&amp;&quot;&lt;/dd&gt;&quot;" office:value-type="string" office:string-value="&lt;dt&gt;Single Point By Elev Up/Down&lt;/dt&gt;&lt;dd&gt;Single Point by Distance.  Inserts a single point by distance up from another point.&lt;/dd&gt;" calcext:value-type="string">
            <text:p>&lt;dt&gt;Single Point By Elev Up/Down&lt;/dt&gt;&lt;dd&gt;Single Point by Distance. <text:s/>Inserts a single point by distance up from another point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IPD</text:p>
          </table:table-cell>
          <table:table-cell office:value-type="string" calcext:value-type="string">
            <text:p>Insert Double Point IPD</text:p>
          </table:table-cell>
          <table:table-cell table:formula="of:=VLOOKUP([.A13];[Sheet2.$A$2:.$B$25];2;0)" office:value-type="string" office:string-value="IPD.  Inserts a double point with user options." calcext:value-type="string">
            <text:p>IPD. <text:s/>Inserts a double point with user options.</text:p>
          </table:table-cell>
          <table:table-cell table:formula="of:=&quot;&lt;dt&gt;&quot;&amp;[.B13]&amp;&quot;&lt;/dt&gt;&lt;dd&gt;&quot;&amp;[.C13]&amp;&quot;&lt;/dd&gt;&quot;" office:value-type="string" office:string-value="&lt;dt&gt;Insert Double Point IPD&lt;/dt&gt;&lt;dd&gt;IPD.  Inserts a double point with user options.&lt;/dd&gt;" calcext:value-type="string">
            <text:p>&lt;dt&gt;Insert Double Point IPD&lt;/dt&gt;&lt;dd&gt;IPD. <text:s/>Inserts a double point with user options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IPDS</text:p>
          </table:table-cell>
          <table:table-cell office:value-type="string" calcext:value-type="string">
            <text:p>Double Point By Slope</text:p>
          </table:table-cell>
          <table:table-cell table:formula="of:=VLOOKUP([.A14];[Sheet2.$A$2:.$B$25];2;0)" office:value-type="string" office:string-value="Double Point By Slope.  Inserts a double point by slope from another point." calcext:value-type="string">
            <text:p>Double Point By Slope. <text:s/>Inserts a double point by slope from another point.</text:p>
          </table:table-cell>
          <table:table-cell table:formula="of:=&quot;&lt;dt&gt;&quot;&amp;[.B14]&amp;&quot;&lt;/dt&gt;&lt;dd&gt;&quot;&amp;[.C14]&amp;&quot;&lt;/dd&gt;&quot;" office:value-type="string" office:string-value="&lt;dt&gt;Double Point By Slope&lt;/dt&gt;&lt;dd&gt;Double Point By Slope.  Inserts a double point by slope from another point.&lt;/dd&gt;" calcext:value-type="string">
            <text:p>&lt;dt&gt;Double Point By Slope&lt;/dt&gt;&lt;dd&gt;Double Point By Slope. <text:s/>Inserts a double point by slope from another point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IPDE</text:p>
          </table:table-cell>
          <table:table-cell office:value-type="string" calcext:value-type="string">
            <text:p>Double Point By Elev Up/Down</text:p>
          </table:table-cell>
          <table:table-cell table:formula="of:=VLOOKUP([.A15];[Sheet2.$A$2:.$B$25];2;0)" office:value-type="string" office:string-value="Double Point by Distance.  Inserts a double point by distance up from another point." calcext:value-type="string">
            <text:p>Double Point by Distance. <text:s/>Inserts a double point by distance up from another point.</text:p>
          </table:table-cell>
          <table:table-cell table:formula="of:=&quot;&lt;dt&gt;&quot;&amp;[.B15]&amp;&quot;&lt;/dt&gt;&lt;dd&gt;&quot;&amp;[.C15]&amp;&quot;&lt;/dd&gt;&quot;" office:value-type="string" office:string-value="&lt;dt&gt;Double Point By Elev Up/Down&lt;/dt&gt;&lt;dd&gt;Double Point by Distance.  Inserts a double point by distance up from another point.&lt;/dd&gt;" calcext:value-type="string">
            <text:p>&lt;dt&gt;Double Point By Elev Up/Down&lt;/dt&gt;&lt;dd&gt;Double Point by Distance. <text:s/>Inserts a double point by distance up from another point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RP</text:p>
          </table:table-cell>
          <table:table-cell office:value-type="string" calcext:value-type="string">
            <text:p>Raise/Lower Point</text:p>
          </table:table-cell>
          <table:table-cell table:formula="of:=VLOOKUP([.A16];[Sheet2.$A$2:.$B$25];2;0)" office:value-type="string" office:string-value="Raise or Lower a Point by Specified Amount (- is down)" calcext:value-type="string">
            <text:p>Raise or Lower a Point by Specified Amount (- is down)</text:p>
          </table:table-cell>
          <table:table-cell table:formula="of:=&quot;&lt;dt&gt;&quot;&amp;[.B16]&amp;&quot;&lt;/dt&gt;&lt;dd&gt;&quot;&amp;[.C16]&amp;&quot;&lt;/dd&gt;&quot;" office:value-type="string" office:string-value="&lt;dt&gt;Raise/Lower Point&lt;/dt&gt;&lt;dd&gt;Raise or Lower a Point by Specified Amount (- is down)&lt;/dd&gt;" calcext:value-type="string">
            <text:p>&lt;dt&gt;Raise/Lower Point&lt;/dt&gt;&lt;dd&gt;Raise or Lower a Point by Specified Amount (- is down)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MP</text:p>
          </table:table-cell>
          <table:table-cell office:value-type="string" calcext:value-type="string">
            <text:p>Relocate Point</text:p>
          </table:table-cell>
          <table:table-cell table:formula="of:=VLOOKUP([.A17];[Sheet2.$A$2:.$B$25];2;0)" office:value-type="string" office:string-value="Move a point horizontally to another location" calcext:value-type="string">
            <text:p>Move a point horizontally to another location</text:p>
          </table:table-cell>
          <table:table-cell table:formula="of:=&quot;&lt;dt&gt;&quot;&amp;[.B17]&amp;&quot;&lt;/dt&gt;&lt;dd&gt;&quot;&amp;[.C17]&amp;&quot;&lt;/dd&gt;&quot;" office:value-type="string" office:string-value="&lt;dt&gt;Relocate Point&lt;/dt&gt;&lt;dd&gt;Move a point horizontally to another location&lt;/dd&gt;" calcext:value-type="string">
            <text:p>&lt;dt&gt;Relocate Point&lt;/dt&gt;&lt;dd&gt;Move a point horizontally to another location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UP</text:p>
          </table:table-cell>
          <table:table-cell office:value-type="string" calcext:value-type="string">
            <text:p>Update Points and Connections</text:p>
          </table:table-cell>
          <table:table-cell table:formula="of:=VLOOKUP([.A18];[Sheet2.$A$2:.$B$25];2;0)" office:value-type="string" office:string-value="Update points to match display elevations and connections to match updated points." calcext:value-type="string">
            <text:p>Update points to match display elevations and connections to match updated points.</text:p>
          </table:table-cell>
          <table:table-cell table:formula="of:=&quot;&lt;dt&gt;&quot;&amp;[.B18]&amp;&quot;&lt;/dt&gt;&lt;dd&gt;&quot;&amp;[.C18]&amp;&quot;&lt;/dd&gt;&quot;" office:value-type="string" office:string-value="&lt;dt&gt;Update Points and Connections&lt;/dt&gt;&lt;dd&gt;Update points to match display elevations and connections to match updated points.&lt;/dd&gt;" calcext:value-type="string">
            <text:p>&lt;dt&gt;Update Points and Connections&lt;/dt&gt;&lt;dd&gt;Update points to match display elevations and connections to match updated points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ES</text:p>
          </table:table-cell>
          <table:table-cell office:value-type="string" calcext:value-type="string">
            <text:p>Edit Elevationa by Slope</text:p>
          </table:table-cell>
          <table:table-cell table:formula="of:=VLOOKUP([.A19];[Sheet2.$A$2:.$B$25];2;0)" office:value-type="string" office:string-value="Edit the slope by selection" calcext:value-type="string">
            <text:p>Edit the slope by selection</text:p>
          </table:table-cell>
          <table:table-cell table:formula="of:=&quot;&lt;dt&gt;&quot;&amp;[.B19]&amp;&quot;&lt;/dt&gt;&lt;dd&gt;&quot;&amp;[.C19]&amp;&quot;&lt;/dd&gt;&quot;" office:value-type="string" office:string-value="&lt;dt&gt;Edit Elevationa by Slope&lt;/dt&gt;&lt;dd&gt;Edit the slope by selection&lt;/dd&gt;" calcext:value-type="string">
            <text:p>&lt;dt&gt;Edit Elevationa by Slope&lt;/dt&gt;&lt;dd&gt;Edit the slope by selection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IC</text:p>
          </table:table-cell>
          <table:table-cell office:value-type="string" calcext:value-type="string">
            <text:p>Insert Slope</text:p>
          </table:table-cell>
          <table:table-cell table:formula="of:=VLOOKUP([.A20];[Sheet2.$A$2:.$B$25];2;0)" office:value-type="string" office:string-value="Insert a Connection" calcext:value-type="string">
            <text:p>Insert a Connection</text:p>
          </table:table-cell>
          <table:table-cell table:formula="of:=&quot;&lt;dt&gt;&quot;&amp;[.B20]&amp;&quot;&lt;/dt&gt;&lt;dd&gt;&quot;&amp;[.C20]&amp;&quot;&lt;/dd&gt;&quot;" office:value-type="string" office:string-value="&lt;dt&gt;Insert Slope&lt;/dt&gt;&lt;dd&gt;Insert a Connection&lt;/dd&gt;" calcext:value-type="string">
            <text:p>&lt;dt&gt;Insert Slope&lt;/dt&gt;&lt;dd&gt;Insert a Connection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PDTOG</text:p>
          </table:table-cell>
          <table:table-cell office:value-type="string" calcext:value-type="string">
            <text:p>Prompt for descriptions</text:p>
          </table:table-cell>
          <table:table-cell table:formula="of:=VLOOKUP([.A21];[Sheet2.$A$2:.$B$25];2;0)" office:value-type="string" office:string-value="Turn off or on the prompt for descriptions when inserting points." calcext:value-type="string">
            <text:p>Turn off or on the prompt for descriptions when inserting points.</text:p>
          </table:table-cell>
          <table:table-cell table:formula="of:=&quot;&lt;dt&gt;&quot;&amp;[.B21]&amp;&quot;&lt;/dt&gt;&lt;dd&gt;&quot;&amp;[.C21]&amp;&quot;&lt;/dd&gt;&quot;" office:value-type="string" office:string-value="&lt;dt&gt;Prompt for descriptions&lt;/dt&gt;&lt;dd&gt;Turn off or on the prompt for descriptions when inserting points.&lt;/dd&gt;" calcext:value-type="string">
            <text:p>&lt;dt&gt;Prompt for descriptions&lt;/dt&gt;&lt;dd&gt;Turn off or on the prompt for descriptions when inserting points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PDSET</text:p>
          </table:table-cell>
          <table:table-cell office:value-type="string" calcext:value-type="string">
            <text:p>Current automatic descriptions</text:p>
          </table:table-cell>
          <table:table-cell table:formula="of:=VLOOKUP([.A22];[Sheet2.$A$2:.$B$25];2;0)" office:value-type="string" office:string-value="Set the current descriptions to be used when inserting points." calcext:value-type="string">
            <text:p>Set the current descriptions to be used when inserting points.</text:p>
          </table:table-cell>
          <table:table-cell table:formula="of:=&quot;&lt;dt&gt;&quot;&amp;[.B22]&amp;&quot;&lt;/dt&gt;&lt;dd&gt;&quot;&amp;[.C22]&amp;&quot;&lt;/dd&gt;&quot;" office:value-type="string" office:string-value="&lt;dt&gt;Current automatic descriptions&lt;/dt&gt;&lt;dd&gt;Set the current descriptions to be used when inserting points.&lt;/dd&gt;" calcext:value-type="string">
            <text:p>&lt;dt&gt;Current automatic descriptions&lt;/dt&gt;&lt;dd&gt;Set the current descriptions to be used when inserting points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CPTOG</text:p>
          </table:table-cell>
          <table:table-cell office:value-type="string" calcext:value-type="string">
            <text:p>Prompt for connection placement</text:p>
          </table:table-cell>
          <table:table-cell table:formula="of:=VLOOKUP([.A23];[Sheet2.$A$2:.$B$25];2;0)" office:value-type="string" office:string-value="Prompt for connection placement" calcext:value-type="string">
            <text:p>Prompt for connection placement</text:p>
          </table:table-cell>
          <table:table-cell table:formula="of:=&quot;&lt;dt&gt;&quot;&amp;[.B23]&amp;&quot;&lt;/dt&gt;&lt;dd&gt;&quot;&amp;[.C23]&amp;&quot;&lt;/dd&gt;&quot;" office:value-type="string" office:string-value="&lt;dt&gt;Prompt for connection placement&lt;/dt&gt;&lt;dd&gt;Prompt for connection placement&lt;/dd&gt;" calcext:value-type="string">
            <text:p>&lt;dt&gt;Prompt for connection placement&lt;/dt&gt;&lt;dd&gt;Prompt for connection placement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CPMAX</text:p>
          </table:table-cell>
          <table:table-cell office:value-type="string" calcext:value-type="string">
            <text:p>Maximum manual prompts</text:p>
          </table:table-cell>
          <table:table-cell table:formula="of:=VLOOKUP([.A24];[Sheet2.$A$2:.$B$25];2;0)" office:value-type="string" office:string-value="Maximum # of connectors to prompt for manual placement in one operation." calcext:value-type="string">
            <text:p>Maximum # of connectors to prompt for manual placement in one operation.</text:p>
          </table:table-cell>
          <table:table-cell table:formula="of:=&quot;&lt;dt&gt;&quot;&amp;[.B24]&amp;&quot;&lt;/dt&gt;&lt;dd&gt;&quot;&amp;[.C24]&amp;&quot;&lt;/dd&gt;&quot;" office:value-type="string" office:string-value="&lt;dt&gt;Maximum manual prompts&lt;/dt&gt;&lt;dd&gt;Maximum # of connectors to prompt for manual placement in one operation.&lt;/dd&gt;" calcext:value-type="string">
            <text:p>&lt;dt&gt;Maximum manual prompts&lt;/dt&gt;&lt;dd&gt;Maximum # of connectors to prompt for manual placement in one operation.&lt;/d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GDDPMZTOG</text:p>
          </table:table-cell>
          <table:table-cell office:value-type="string" calcext:value-type="string">
            <text:p>Enable Z on Move Point</text:p>
          </table:table-cell>
          <table:table-cell table:formula="of:=VLOOKUP([.A25];[Sheet2.$A$2:.$B$25];2;0)" office:value-type="string" office:string-value="Toggle whether to move the Z coordinate of points when moving points" calcext:value-type="string">
            <text:p>Toggle whether to move the Z coordinate of points when moving points</text:p>
          </table:table-cell>
          <table:table-cell table:formula="of:=&quot;&lt;dt&gt;&quot;&amp;[.B25]&amp;&quot;&lt;/dt&gt;&lt;dd&gt;&quot;&amp;[.C25]&amp;&quot;&lt;/dd&gt;&quot;" office:value-type="string" office:string-value="&lt;dt&gt;Enable Z on Move Point&lt;/dt&gt;&lt;dd&gt;Toggle whether to move the Z coordinate of points when moving points&lt;/dd&gt;" calcext:value-type="string">
            <text:p>&lt;dt&gt;Enable Z on Move Point&lt;/dt&gt;&lt;dd&gt;Toggle whether to move the Z coordinate of points when moving points&lt;/dd&gt;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D_GDDIPS</text:p>
          </table:table-cell>
          <table:table-cell office:value-type="string" calcext:value-type="string">
            <text:p>IPS. <text:s/>Inserts a single point with user options.</text:p>
          </table:table-cell>
        </table:table-row>
        <table:table-row table:style-name="ro1">
          <table:table-cell office:value-type="string" calcext:value-type="string">
            <text:p>ID_GDDIPSS</text:p>
          </table:table-cell>
          <table:table-cell office:value-type="string" calcext:value-type="string">
            <text:p>Single Point By Slope. <text:s/>Inserts a single point by slope from another point.</text:p>
          </table:table-cell>
        </table:table-row>
        <table:table-row table:style-name="ro1">
          <table:table-cell office:value-type="string" calcext:value-type="string">
            <text:p>ID_GDDIPSE</text:p>
          </table:table-cell>
          <table:table-cell office:value-type="string" calcext:value-type="string">
            <text:p>Single Point by Distance. <text:s/>Inserts a single point by distance up from another point.</text:p>
          </table:table-cell>
        </table:table-row>
        <table:table-row table:style-name="ro1">
          <table:table-cell office:value-type="string" calcext:value-type="string">
            <text:p>ID_GDDSETUP</text:p>
          </table:table-cell>
          <table:table-cell office:value-type="string" calcext:value-type="string">
            <text:p>Set up or change running program variables.</text:p>
          </table:table-cell>
        </table:table-row>
        <table:table-row table:style-name="ro1">
          <table:table-cell office:value-type="string" calcext:value-type="string">
            <text:p>ID_GDDAVGE</text:p>
          </table:table-cell>
          <table:table-cell office:value-type="string" calcext:value-type="string">
            <text:p>Set Average Project Elevation.</text:p>
          </table:table-cell>
        </table:table-row>
        <table:table-row table:style-name="ro1">
          <table:table-cell office:value-type="string" calcext:value-type="string">
            <text:p>ID_GDDCRVMI</text:p>
          </table:table-cell>
          <table:table-cell office:value-type="string" calcext:value-type="string">
            <text:p>Set the curve error at 1.0</text:p>
          </table:table-cell>
        </table:table-row>
        <table:table-row table:style-name="ro1">
          <table:table-cell office:value-type="string" calcext:value-type="string">
            <text:p>ID_GDDCRVMA</text:p>
          </table:table-cell>
          <table:table-cell office:value-type="string" calcext:value-type="string">
            <text:p>Set the curve error at 0.001</text:p>
          </table:table-cell>
        </table:table-row>
        <table:table-row table:style-name="ro1">
          <table:table-cell office:value-type="string" calcext:value-type="string">
            <text:p>ID_GDDCRVS</text:p>
          </table:table-cell>
          <table:table-cell office:value-type="string" calcext:value-type="string">
            <text:p>Set the curve error per user input</text:p>
          </table:table-cell>
        </table:table-row>
        <table:table-row table:style-name="ro1">
          <table:table-cell office:value-type="string" calcext:value-type="string">
            <text:p>ID_GDDIPD</text:p>
          </table:table-cell>
          <table:table-cell office:value-type="string" calcext:value-type="string">
            <text:p>IPD. <text:s/>Inserts a double point with user options.</text:p>
          </table:table-cell>
        </table:table-row>
        <table:table-row table:style-name="ro1">
          <table:table-cell office:value-type="string" calcext:value-type="string">
            <text:p>ID_GDDIPDS</text:p>
          </table:table-cell>
          <table:table-cell office:value-type="string" calcext:value-type="string">
            <text:p>Double Point By Slope. <text:s/>Inserts a double point by slope from another point.</text:p>
          </table:table-cell>
        </table:table-row>
        <table:table-row table:style-name="ro1">
          <table:table-cell office:value-type="string" calcext:value-type="string">
            <text:p>ID_GDDIPDE</text:p>
          </table:table-cell>
          <table:table-cell office:value-type="string" calcext:value-type="string">
            <text:p>Double Point by Distance. <text:s/>Inserts a double point by distance up from another point.</text:p>
          </table:table-cell>
        </table:table-row>
        <table:table-row table:style-name="ro1">
          <table:table-cell office:value-type="string" calcext:value-type="string">
            <text:p>ID_GDDCRB6</text:p>
          </table:table-cell>
          <table:table-cell office:value-type="string" calcext:value-type="string">
            <text:p>Set 6" Curb.</text:p>
          </table:table-cell>
        </table:table-row>
        <table:table-row table:style-name="ro1">
          <table:table-cell office:value-type="string" calcext:value-type="string">
            <text:p>ID_GDDCRB4</text:p>
          </table:table-cell>
          <table:table-cell office:value-type="string" calcext:value-type="string">
            <text:p>Set 4" Curb.</text:p>
          </table:table-cell>
        </table:table-row>
        <table:table-row table:style-name="ro1">
          <table:table-cell office:value-type="string" calcext:value-type="string">
            <text:p>ID_GDDCRBC</text:p>
          </table:table-cell>
          <table:table-cell office:value-type="string" calcext:value-type="string">
            <text:p>Set Custom Curb.</text:p>
          </table:table-cell>
        </table:table-row>
        <table:table-row table:style-name="ro1">
          <table:table-cell office:value-type="string" calcext:value-type="string">
            <text:p>ID_GDDRP</text:p>
          </table:table-cell>
          <table:table-cell office:value-type="string" calcext:value-type="string">
            <text:p>Raise or Lower a Point by Specified Amount (- is down)</text:p>
          </table:table-cell>
        </table:table-row>
        <table:table-row table:style-name="ro1">
          <table:table-cell office:value-type="string" calcext:value-type="string">
            <text:p>ID_GDDMP</text:p>
          </table:table-cell>
          <table:table-cell office:value-type="string" calcext:value-type="string">
            <text:p>Move a point horizontally to another location</text:p>
          </table:table-cell>
        </table:table-row>
        <table:table-row table:style-name="ro1">
          <table:table-cell office:value-type="string" calcext:value-type="string">
            <text:p>ID_GDDUP</text:p>
          </table:table-cell>
          <table:table-cell office:value-type="string" calcext:value-type="string">
            <text:p>Update points to match display elevations and connections to match updated points.</text:p>
          </table:table-cell>
        </table:table-row>
        <table:table-row table:style-name="ro1">
          <table:table-cell office:value-type="string" calcext:value-type="string">
            <text:p>ID_GDDPDTOG</text:p>
          </table:table-cell>
          <table:table-cell office:value-type="string" calcext:value-type="string">
            <text:p>Turn off or on the prompt for descriptions when inserting points.</text:p>
          </table:table-cell>
        </table:table-row>
        <table:table-row table:style-name="ro1">
          <table:table-cell office:value-type="string" calcext:value-type="string">
            <text:p>ID_GDDPDSET</text:p>
          </table:table-cell>
          <table:table-cell office:value-type="string" calcext:value-type="string">
            <text:p>Set the current descriptions to be used when inserting points.</text:p>
          </table:table-cell>
        </table:table-row>
        <table:table-row table:style-name="ro1">
          <table:table-cell office:value-type="string" calcext:value-type="string">
            <text:p>ID_GDDCPTOG</text:p>
          </table:table-cell>
          <table:table-cell office:value-type="string" calcext:value-type="string">
            <text:p>Prompt for connection placement</text:p>
          </table:table-cell>
        </table:table-row>
        <table:table-row table:style-name="ro1">
          <table:table-cell office:value-type="string" calcext:value-type="string">
            <text:p>ID_GDDCPMAX</text:p>
          </table:table-cell>
          <table:table-cell office:value-type="string" calcext:value-type="string">
            <text:p>Maximum # of connectors to prompt for manual placement in one operation.</text:p>
          </table:table-cell>
        </table:table-row>
        <table:table-row table:style-name="ro1">
          <table:table-cell office:value-type="string" calcext:value-type="string">
            <text:p>ID_GDDPMZTOG</text:p>
          </table:table-cell>
          <table:table-cell office:value-type="string" calcext:value-type="string">
            <text:p>Toggle whether to move the Z coordinate of points when moving points</text:p>
          </table:table-cell>
        </table:table-row>
        <table:table-row table:style-name="ro1">
          <table:table-cell office:value-type="string" calcext:value-type="string">
            <text:p>ID_GDDES</text:p>
          </table:table-cell>
          <table:table-cell office:value-type="string" calcext:value-type="string">
            <text:p>Edit the slope by selection</text:p>
          </table:table-cell>
        </table:table-row>
        <table:table-row table:style-name="ro1">
          <table:table-cell office:value-type="string" calcext:value-type="string">
            <text:p>ID_GDDIC</text:p>
          </table:table-cell>
          <table:table-cell office:value-type="string" calcext:value-type="string">
            <text:p>Insert a Connection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="Courier New" fo:font-family="'Courier New'" style:font-style-name="Regular" style:font-family-generic="modern" style:font-pitch="fixed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00:52:07.0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S</meta:editing-duration>
    <meta:editing-cycles>3</meta:editing-cycles>
    <meta:generator>LibreOffice/4.4.5.2$Windows_x86 LibreOffice_project/a22f674fd25a3b6f45bdebf25400ed2adff0ff99</meta:generator>
    <dc:date>2015-10-31T01:15:40.443000000</dc:date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